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byssinica SIL" svg:font-family="'Abyssinica SIL'" style:font-pitch="variable"/>
    <style:font-face style:name="Alexander" svg:font-family="Alexand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lexander" style:text-underline-style="none" officeooo:paragraph-rsid="000e0665"/>
    </style:style>
    <style:style style:name="P2" style:family="paragraph" style:parent-style-name="Standard">
      <style:paragraph-properties fo:line-height="100%"/>
      <style:text-properties officeooo:rsid="0010bfd0" officeooo:paragraph-rsid="000e0665"/>
    </style:style>
    <style:style style:name="P3" style:family="paragraph" style:parent-style-name="Standard">
      <style:paragraph-properties fo:line-height="100%"/>
      <style:text-properties officeooo:paragraph-rsid="000e0665"/>
    </style:style>
    <style:style style:name="P4" style:family="paragraph" style:parent-style-name="Standard">
      <style:paragraph-properties fo:line-height="100%"/>
      <style:text-properties style:font-name="Bitstream Charter" fo:font-size="12pt" fo:font-style="normal" fo:font-weight="normal" officeooo:paragraph-rsid="000e066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00%"/>
      <style:text-properties style:font-name="Bitstream Charter" fo:font-size="12pt" fo:font-style="normal" fo:font-weight="bold" officeooo:paragraph-rsid="000e066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6pt" fo:font-style="italic" style:text-underline-style="solid" style:text-underline-width="auto" style:text-underline-color="font-color" fo:font-weight="bold" officeooo:rsid="00025db7" style:font-size-asian="14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6pt" officeooo:rsid="00025db7" style:font-size-asian="14pt" style:font-size-complex="16pt"/>
    </style:style>
    <style:style style:name="T3" style:family="text">
      <style:text-properties style:font-name="Abyssinica SIL" fo:font-size="16pt" fo:font-style="italic" style:text-underline-style="none" fo:font-weight="bold" style:font-size-asian="14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byssinica SIL" fo:font-size="16pt" fo:font-style="italic" style:text-underline-style="none" fo:font-weight="bold" officeooo:rsid="00025db7" style:font-size-asian="14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Bitstream Charter" fo:font-size="14pt" fo:font-style="normal" style:text-underline-style="none" fo:font-weight="bold" officeooo:rsid="000e1747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Bitstream Charter" fo:font-size="12pt" fo:font-style="normal" style:text-underline-style="none" fo:font-weight="normal" officeooo:rsid="000e174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Bitstream Charter" fo:font-size="12pt" fo:font-style="normal" style:text-underline-style="none" fo:font-weight="normal" officeooo:rsid="00025db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underline-style="none" officeooo:rsid="000e1747"/>
    </style:style>
    <style:style style:name="T9" style:family="text">
      <style:text-properties style:text-underline-style="none" fo:font-weight="bold" officeooo:rsid="000e1747" style:font-weight-asian="bold" style:font-weight-complex="bold"/>
    </style:style>
    <style:style style:name="T10" style:family="text">
      <style:text-properties style:text-underline-style="none" fo:font-weight="bold" officeooo:rsid="000ebfd5" style:font-weight-asian="bold" style:font-weight-complex="bold"/>
    </style:style>
    <style:style style:name="T11" style:family="text">
      <style:text-properties style:text-underline-style="none" officeooo:rsid="000ebf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/></text:p>
      <text:p text:style-name="P3"><text:span text:style-name="T5">Program 2: Fast Adder </text:span></text:p>
      <text:p text:style-name="P4"><text:span text:style-name="T8">#include&lt;stdio.h&gt;</text:span></text:p>
      <text:p text:style-name="P4"><text:span text:style-name="T8">#include&lt;stdlib.h&gt;</text:span></text:p>
      <text:p text:style-name="P4"><text:span text:style-name="T8">#include&lt;string.h&gt;</text:span></text:p>
      <text:p text:style-name="P4"><text:span text:style-name="T8">#include&lt;omp.h&gt;</text:span></text:p>
      <text:p text:style-name="P4"><text:span text:style-name="T8">#include&lt;sys/time.h&gt;</text:span></text:p>
      <text:p text:style-name="P4"><text:span text:style-name="T8"></text:span></text:p>
      <text:p text:style-name="P5"><text:span text:style-name="T8">//Terminates the program if the given inputs are wrong</text:span></text:p>
      <text:p text:style-name="P4"><text:span text:style-name="T8">inline void terminate()<text:tab/><text:tab/><text:tab/><text:tab/></text:span></text:p>
      <text:p text:style-name="P4"><text:span text:style-name="T8">{</text:span></text:p>
      <text:p text:style-name="P4"><text:span text:style-name="T8"><text:tab/>printf("incorrect arguments\nPROGRAM TERMINATED\n");</text:span></text:p>
      <text:p text:style-name="P4"><text:span text:style-name="T8"><text:tab/>exit(0);</text:span></text:p>
      <text:p text:style-name="P4"><text:span text:style-name="T8">}</text:span></text:p>
      <text:p text:style-name="P5"><text:span text:style-name="T8">//Creates the array to be computed based on the given input</text:span></text:p>
      <text:p text:style-name="P4"><text:span text:style-name="T8">void create(short int *a, char c[], int len)<text:tab/><text:tab/><text:tab/></text:span></text:p>
      <text:p text:style-name="P4"><text:span text:style-name="T8">{</text:span></text:p>
      <text:p text:style-name="P4"><text:span text:style-name="T8"><text:tab/>int i;</text:span></text:p>
      <text:p text:style-name="P4"><text:span text:style-name="T8"><text:tab/>for(i=len;i&gt;0;i--)</text:span></text:p>
      <text:p text:style-name="P4"><text:span text:style-name="T8"><text:tab/>{</text:span></text:p>
      <text:p text:style-name="P4"><text:span text:style-name="T8"><text:tab/><text:tab/>a[i]=(short int)c[len-i] - '0';</text:span></text:p>
      <text:p text:style-name="P4"><text:span text:style-name="T8"><text:tab/><text:tab/>if(a[i]&gt;9 || a[i]&lt;0)</text:span></text:p>
      <text:p text:style-name="P4"><text:span text:style-name="T8"><text:tab/><text:tab/><text:tab/>terminate();</text:span><text:span text:style-name="T9">//If the </text:span><text:span text:style-name="T10">given inputs are not numbers</text:span><text:span text:style-name="T8"> </text:span><text:span text:style-name="T9">, </text:span><text:span text:style-name="T10">terminate</text:span></text:p>
      <text:p text:style-name="P4"><text:span text:style-name="T8"><text:tab/>}</text:span></text:p>
      <text:p text:style-name="P4"><text:span text:style-name="T8"><text:tab/>a[0]=len;</text:span></text:p>
      <text:p text:style-name="P4"><text:span text:style-name="T8">}</text:span></text:p>
      <text:p text:style-name="P5"><text:span text:style-name="T8">//</text:span><text:span text:style-name="T11">Displays the large integer a</text:span></text:p>
      <text:p text:style-name="P4"><text:span text:style-name="T8">void display(short int* a)</text:span></text:p>
      <text:p text:style-name="P4"><text:span text:style-name="T8">{</text:span></text:p>
      <text:p text:style-name="P4"><text:span text:style-name="T8"><text:tab/>int i=0;</text:span></text:p>
      <text:p text:style-name="P4"><text:span text:style-name="T8"><text:tab/>for(i=a[0];i&gt;0;i--)</text:span></text:p>
      <text:p text:style-name="P4"><text:span text:style-name="T8"><text:tab/><text:tab/>printf("%d",a[i]);</text:span></text:p>
      <text:p text:style-name="P4"><text:span text:style-name="T8"><text:tab/>printf("\n");</text:span></text:p>
      <text:p text:style-name="P4"><text:span text:style-name="T8">}</text:span></text:p>
      <text:p text:style-name="P5"><text:span text:style-name="T8">//</text:span><text:span text:style-name="T11">The below function computes carry using G and P for the i th bit </text:span></text:p>
      <text:p text:style-name="P4"><text:span text:style-name="T8">short int clal(int i, short int g[], short int p[])</text:span></text:p>
      <text:p text:style-name="P4"><text:span text:style-name="T8">{</text:span></text:p>
      <text:p text:style-name="P4"><text:span text:style-name="T8"><text:tab/>if(i==0)</text:span></text:p>
      <text:p text:style-name="P4"><text:span text:style-name="T8"><text:tab/><text:tab/>return 0;</text:span></text:p>
      <text:p text:style-name="P4"><text:span text:style-name="T8"><text:tab/>if(g[i-1])</text:span></text:p>
      <text:p text:style-name="P4"><text:span text:style-name="T8"><text:tab/><text:tab/>return 1;</text:span></text:p>
      <text:p text:style-name="P4"><text:span text:style-name="T8"><text:tab/>else if(p[i-1]==9)</text:span></text:p>
      <text:p text:style-name="P4"><text:span text:style-name="T8"><text:tab/><text:tab/>return clal(i-1,g,p);</text:span></text:p>
      <text:p text:style-name="P4"><text:span text:style-name="T8"><text:tab/>else</text:span></text:p>
      <text:p text:style-name="P4"><text:span text:style-name="T8"><text:tab/><text:tab/>return 0;</text:span></text:p>
      <text:p text:style-name="P4"><text:span text:style-name="T8"></text:span></text:p>
      <text:p text:style-name="P4"><text:span text:style-name="T8">}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oft-page-break/><text:span text:style-name="T8">// </text:span><text:span text:style-name="T11">The funtion adds the two numbers array a and array b and stores the result in array a</text:span></text:p>
      <text:p text:style-name="P4"><text:span text:style-name="T8">void addnext(short int* a,const short int* b)</text:span></text:p>
      <text:p text:style-name="P4"><text:span text:style-name="T8">{</text:span></text:p>
      <text:p text:style-name="P4"><text:span text:style-name="T8"><text:tab/>int max,min,i;<text:tab/></text:span></text:p>
      <text:p text:style-name="P4"><text:span text:style-name="T8"><text:tab/>max = (a[0]&gt;b[0])?a[0]:b[0];</text:span></text:p>
      <text:p text:style-name="P4"><text:span text:style-name="T8"><text:tab/>min = (a[0]&lt;b[0])?a[0]:b[0];<text:tab/><text:tab/><text:tab/><text:tab/><text:tab/></text:span></text:p>
      <text:p text:style-name="P4"><text:span text:style-name="T8"><text:tab/>short int *g = (short int*) malloc (sizeof(short int)*max);</text:span></text:p>
      <text:p text:style-name="P4"><text:span text:style-name="T8"><text:tab/>short int *p = (short int*) malloc (sizeof(short int)*max);</text:span></text:p>
      <text:p text:style-name="P4"><text:span text:style-name="T8"><text:tab/>short int *c = (short int*) malloc (sizeof(short int)*(max+1));</text:span></text:p>
      <text:p text:style-name="P4"><text:span text:style-name="T8"/></text:p>
      <text:p text:style-name="P4"><text:span text:style-name="T8"/></text:p>
      <text:p text:style-name="P5"><text:span text:style-name="T8"><text:s/>//</text:span><text:span text:style-name="T11">computes the generator G and Propagator P</text:span></text:p>
      <text:p text:style-name="P4"><text:span text:style-name="T8"><text:tab/>for(i=1;i&lt;=min;i++)<text:tab/><text:tab/><text:tab/></text:span></text:p>
      <text:p text:style-name="P4"><text:span text:style-name="T8"><text:tab/>{</text:span></text:p>
      <text:p text:style-name="P4"><text:span text:style-name="T8"><text:tab/><text:tab/>g[i-1] = (a[i]+b[i])/10;</text:span></text:p>
      <text:p text:style-name="P4"><text:span text:style-name="T8"><text:tab/><text:tab/>p[i-1] = (a[i]+b[i])%10;</text:span></text:p>
      <text:p text:style-name="P4"><text:span text:style-name="T8"><text:tab/>}</text:span></text:p>
      <text:p text:style-name="P4"><text:span text:style-name="T8"><text:tab/>if(a[0]==min)</text:span></text:p>
      <text:p text:style-name="P4"><text:span text:style-name="T8"><text:tab/><text:tab/>for(i=min+1;i&lt;=max;i++)<text:tab/><text:tab/></text:span></text:p>
      <text:p text:style-name="P4"><text:span text:style-name="T8"><text:tab/><text:tab/>{</text:span></text:p>
      <text:p text:style-name="P4"><text:span text:style-name="T8"><text:tab/><text:tab/><text:tab/>g[i-1] = 0;</text:span></text:p>
      <text:p text:style-name="P4"><text:span text:style-name="T8"><text:tab/><text:tab/><text:tab/>p[i-1] = b[i];</text:span></text:p>
      <text:p text:style-name="P4"><text:span text:style-name="T8"><text:tab/><text:tab/>}</text:span></text:p>
      <text:p text:style-name="P4"><text:span text:style-name="T8"><text:tab/>else</text:span></text:p>
      <text:p text:style-name="P4"><text:span text:style-name="T8"><text:tab/><text:tab/>for(i=min+1;i&lt;=max;i++)</text:span></text:p>
      <text:p text:style-name="P4"><text:span text:style-name="T8"><text:tab/><text:tab/>{</text:span></text:p>
      <text:p text:style-name="P4"><text:span text:style-name="T8"><text:tab/><text:tab/><text:tab/>g[i-1] = 0;</text:span></text:p>
      <text:p text:style-name="P4"><text:span text:style-name="T8"><text:tab/><text:tab/><text:tab/>p[i-1] = a[i];</text:span></text:p>
      <text:p text:style-name="P4"><text:span text:style-name="T8"><text:tab/><text:tab/>}</text:span></text:p>
      <text:p text:style-name="P5"><text:span text:style-name="T8">//</text:span><text:span text:style-name="T11">Computes carry for all the bits simultaneously</text:span></text:p>
      <text:p text:style-name="P4"><text:span text:style-name="T8"><text:tab/>#pragma omp parallel for  <text:s text:c="2"/></text:span></text:p>
      <text:p text:style-name="P4"><text:span text:style-name="T8"><text:s text:c="3"/><text:tab/><text:tab/>for(i=0;i&lt;=max;i++)<text:tab/><text:tab/></text:span></text:p>
      <text:p text:style-name="P4"><text:span text:style-name="T8"><text:tab/><text:tab/><text:tab/>c[i]=clal(i,g,p);</text:span></text:p>
      <text:p text:style-name="P5"><text:span text:style-name="T8">//</text:span><text:span text:style-name="T11">Computes sum for all the bits simultaneously</text:span></text:p>
      <text:p text:style-name="P4"><text:span text:style-name="T8"><text:tab/>#pragma omp parallel for </text:span></text:p>
      <text:p text:style-name="P4"><text:span text:style-name="T8"><text:s text:c="3"/><text:tab/><text:tab/>for(i=1;i&lt;=max;i++)<text:tab/><text:tab/></text:span></text:p>
      <text:p text:style-name="P4"><text:span text:style-name="T8"><text:tab/><text:tab/><text:tab/>a[i]=(p[i-1]+c[i-1])%10;</text:span></text:p>
      <text:p text:style-name="P4"><text:span text:style-name="T8"><text:tab/>#pragma omp barrier</text:span></text:p>
      <text:p text:style-name="P4"><text:span text:style-name="T8"/></text:p>
      <text:p text:style-name="P5"><text:span text:style-name="T8">//</text:span><text:span text:style-name="T11">The last bit is 1 if carry is produced, otherwise it is 0</text:span></text:p>
      <text:p text:style-name="P4"><text:span text:style-name="T8"><text:tab/>if(c[i-1])</text:span></text:p>
      <text:p text:style-name="P4"><text:span text:style-name="T8"><text:tab/>{</text:span></text:p>
      <text:p text:style-name="P4"><text:span text:style-name="T8"><text:tab/><text:tab/>a[i]=1;</text:span></text:p>
      <text:p text:style-name="P4"><text:span text:style-name="T8"><text:tab/><text:tab/>a[0]=i;</text:span></text:p>
      <text:p text:style-name="P4"><text:span text:style-name="T8"><text:tab/>}</text:span></text:p>
      <text:p text:style-name="P4"><text:span text:style-name="T8"><text:tab/>else</text:span></text:p>
      <text:p text:style-name="P4"><text:span text:style-name="T8"><text:tab/><text:tab/>a[0]=i-1;</text:span></text:p>
      <text:p text:style-name="P4"><text:span text:style-name="T8"><text:tab/><text:tab/></text:span></text:p>
      <text:p text:style-name="P4"><text:span text:style-name="T8">}</text:span></text:p>
      <text:p text:style-name="P5"><text:soft-page-break/><text:span text:style-name="T8"/></text:p>
      <text:p text:style-name="P5"><text:span text:style-name="T8">//</text:span><text:span text:style-name="T11">The main function, accepts the numbers through the command line </text:span></text:p>
      <text:p text:style-name="P4"><text:span text:style-name="T8">int main(int argc, char* argv[])</text:span></text:p>
      <text:p text:style-name="P4"><text:span text:style-name="T8">{</text:span></text:p>
      <text:p text:style-name="P4"><text:span text:style-name="T8"><text:tab/>short int *summand,*sum;</text:span></text:p>
      <text:p text:style-name="P4"><text:span text:style-name="T8"><text:tab/>int i,max;</text:span></text:p>
      <text:p text:style-name="P4"><text:span text:style-name="T8"><text:tab/>struct timeval t;</text:span></text:p>
      <text:p text:style-name="P4"><text:span text:style-name="T8"><text:tab/>double start,end; </text:span></text:p>
      <text:p text:style-name="P4"><text:span text:style-name="T8"><text:tab/>if(!(argc-1))</text:span></text:p>
      <text:p text:style-name="P4"><text:span text:style-name="T8"><text:tab/><text:tab/>terminate();</text:span></text:p>
      <text:p text:style-name="P4"><text:span text:style-name="T8"><text:tab/>max=strlen(argv[1]);</text:span></text:p>
      <text:p text:style-name="P4"><text:span text:style-name="T8"><text:tab/>for(i=2;i&lt;argc;i++)</text:span></text:p>
      <text:p text:style-name="P4"><text:span text:style-name="T8"><text:tab/><text:tab/>if(strlen(argv[i])&gt;max)</text:span></text:p>
      <text:p text:style-name="P4"><text:span text:style-name="T8"><text:tab/><text:tab/><text:tab/>max=strlen(argv[i]);</text:span></text:p>
      <text:p text:style-name="P4"><text:span text:style-name="T8"><text:tab/>sum = (short int*) malloc(sizeof(short int)*(max+5));</text:span></text:p>
      <text:p text:style-name="P4"><text:span text:style-name="T8"><text:tab/>create(sum,argv[1],strlen(argv[1]));</text:span></text:p>
      <text:p text:style-name="P4"><text:span text:style-name="T8"><text:tab/>summand=(short int*) malloc(sizeof(short int)*strlen(argv[2]+1));</text:span></text:p>
      <text:p text:style-name="P4"><text:span text:style-name="T8"><text:tab/>create(summand,argv[2],strlen(argv[2]));</text:span></text:p>
      <text:p text:style-name="P4"><text:span text:style-name="T8"><text:tab/>gettimeofday(&amp;t,NULL);</text:span></text:p>
      <text:p text:style-name="P4"><text:span text:style-name="T8"><text:tab/>start=t.tv_sec+(t.tv_usec/1000000.0);</text:span></text:p>
      <text:p text:style-name="P4"><text:span text:style-name="T8"><text:tab/>addnext(sum,summand);</text:span></text:p>
      <text:p text:style-name="P4"><text:span text:style-name="T8"><text:tab/>gettimeofday(&amp;t,NULL);</text:span></text:p>
      <text:p text:style-name="P4"><text:span text:style-name="T8"><text:tab/>end=t.tv_sec+(t.tv_usec/1000000.0);</text:span></text:p>
      <text:p text:style-name="P4"><text:span text:style-name="T8"><text:tab/>free(summand);</text:span></text:p>
      <text:p text:style-name="P4"><text:span text:style-name="T8"><text:tab/>display(sum);</text:span></text:p>
      <text:p text:style-name="P4"><text:span text:style-name="T8"><text:tab/>free(sum);</text:span></text:p>
      <text:p text:style-name="P4"><text:span text:style-name="T8"><text:tab/>printf("%lf time\n",end-start);</text:span></text:p>
      <text:p text:style-name="P4"><text:span text:style-name="T8"><text:tab/>return 0;</text:span></text:p>
      <text:p text:style-name="P3"><text:span text:style-name="T6">}</text:span><text:span text:style-name="T7"><text:tab/><text:tab/><text:tab/><text:tab/></text:span><text:span text:style-name="T4"> <text:s text:c="3"/></text:span></text:p>
      <text:p text:style-name="P1"><text:span text:style-name="T2"><text:tab/><text:tab/><text:tab/><text:tab/><text:tab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byssinica SIL" svg:font-family="'Abyssinica SIL'" style:font-pitch="variable"/>
    <style:font-face style:name="Alexander" svg:font-family="Alexand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y </meta:initial-creator>
    <meta:creation-date>2014-04-28T12:00:59.251537913</meta:creation-date>
    <dc:date>2014-04-28T12:01:45.525987699</dc:date>
    <dc:creator>Sujay </dc:creator>
    <meta:editing-duration>P0D</meta:editing-duration>
    <meta:editing-cycles>1</meta:editing-cycles>
    <meta:document-statistic meta:table-count="0" meta:image-count="0" meta:object-count="0" meta:page-count="3" meta:paragraph-count="121" meta:word-count="332" meta:character-count="2739" meta:non-whitespace-character-count="2245"/>
    <meta:generator>LibreOffice/4.2.3.3$Linux_x86 LibreOffice_project/882f8a0a489bc99a9e60c7905a60226254cb6ff0</meta:generator>
  </office:meta>
</office:document-meta>
</file>